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9">
            <text:p>149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1">
            <text:p>151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1">
            <text:p>15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2">
            <text:p>152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3">
            <text:p>15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3">
            <text:p>15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4">
            <text:p>15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3">
            <text:p>15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1">
            <text:p>151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4">
            <text:p>14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5">
            <text:p>12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6">
            <text:p>14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6">
            <text:p>14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6">
            <text:p>14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1">
            <text:p>13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33">
            <text:p>3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7">
            <text:p>127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9">
            <text:p>149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5">
            <text:p>145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8">
            <text:p>13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5">
            <text:p>13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6">
            <text:p>4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2">
            <text:p>4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46">
            <text:p>4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>
            <draw:frame table:end-cell-address="Sheet2.N298" table:end-x="1.116cm" table:end-y="0.377cm" draw:z-index="0" draw:style-name="gr1" svg:width="23.736cm" svg:height="6.999cm" svg:x="2.219cm" svg:y="0.126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8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8:06:1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737cm" svg:height="7cm" chart:class="chart:line" chart:style-name="ch1">
        <chart:title svg:x="7.185cm" svg:y="0.141cm" chart:style-name="ch2">
          <text:p>Multiresolution Filtering effects (interpolation last)</text:p>
        </chart:title>
        <chart:subtitle svg:x="10.439cm" svg:y="0.784cm" chart:style-name="ch3">
          <text:p>CH: 6, G: 1, w=2</text:p>
        </chart:subtitle>
        <chart:legend chart:legend-position="end" svg:x="21.397cm" svg:y="3.031cm" chart:style-name="ch4"/>
        <chart:plot-area chart:style-name="ch5" table:cell-range-address="Sheet2.A1:Sheet2.B297" svg:x="0.747cm" svg:y="1.375cm" svg:width="20.176cm" svg:height="5.405cm">
          <chart:axis chart:dimension="x" chart:name="primary-x" chart:style-name="ch6">
            <chart:title svg:x="10.287cm" svg:y="6.349cm" chart:style-name="ch7">
              <text:p>Frame/step</text:p>
            </chart:title>
          </chart:axis>
          <chart:axis chart:dimension="y" chart:name="primary-y" chart:style-name="ch6">
            <chart:title svg:x="0.475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